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d2e6" officeooo:paragraph-rsid="0007d2e6"/>
    </style:style>
    <style:style style:name="P2" style:family="paragraph" style:parent-style-name="Standard">
      <style:text-properties officeooo:rsid="0008a277" officeooo:paragraph-rsid="000bd2e8"/>
    </style:style>
    <style:style style:name="P3" style:family="paragraph" style:parent-style-name="Standard">
      <style:text-properties officeooo:rsid="000a798a" officeooo:paragraph-rsid="000a798a"/>
    </style:style>
    <style:style style:name="P4" style:family="paragraph" style:parent-style-name="Standard">
      <style:text-properties officeooo:rsid="000bd2e8" officeooo:paragraph-rsid="000bd2e8"/>
    </style:style>
    <style:style style:name="P5" style:family="paragraph" style:parent-style-name="Standard">
      <style:text-properties officeooo:rsid="000d54a7" officeooo:paragraph-rsid="000d54a7"/>
    </style:style>
    <style:style style:name="P6" style:family="paragraph" style:parent-style-name="Standard">
      <style:text-properties officeooo:paragraph-rsid="000d54a7"/>
    </style:style>
    <style:style style:name="P7" style:family="paragraph" style:parent-style-name="Standard" style:list-style-name="L1">
      <style:text-properties officeooo:rsid="000e5953" officeooo:paragraph-rsid="000d54a7"/>
    </style:style>
    <style:style style:name="P8" style:family="paragraph" style:parent-style-name="Standard" style:list-style-name="L1">
      <style:text-properties officeooo:rsid="000f9720" officeooo:paragraph-rsid="000f9720"/>
    </style:style>
    <style:style style:name="P9" style:family="paragraph" style:parent-style-name="Standard" style:list-style-name="L1">
      <style:text-properties officeooo:rsid="0010685c" officeooo:paragraph-rsid="0010685c"/>
    </style:style>
    <style:style style:name="P10" style:family="paragraph" style:parent-style-name="Standard" style:list-style-name="L1">
      <style:text-properties officeooo:rsid="00109fe2" officeooo:paragraph-rsid="00109fe2"/>
    </style:style>
    <style:style style:name="P11" style:family="paragraph" style:parent-style-name="Standard">
      <style:text-properties officeooo:rsid="00109fe2" officeooo:paragraph-rsid="00109fe2"/>
    </style:style>
    <style:style style:name="P12" style:family="paragraph" style:parent-style-name="Standard">
      <style:text-properties officeooo:rsid="0012656e" officeooo:paragraph-rsid="0012656e"/>
    </style:style>
    <style:style style:name="T1" style:family="text">
      <style:text-properties officeooo:rsid="0009fe06"/>
    </style:style>
    <style:style style:name="T2" style:family="text">
      <style:text-properties officeooo:rsid="000c6071"/>
    </style:style>
    <style:style style:name="T3" style:family="text">
      <style:text-properties officeooo:rsid="0010685c"/>
    </style:style>
    <style:style style:name="T4" style:family="text">
      <style:text-properties officeooo:rsid="0012656e"/>
    </style:style>
    <style:style style:name="T5" style:family="text">
      <style:text-properties officeooo:rsid="00136fb4"/>
    </style:style>
    <style:style style:name="T6" style:family="text">
      <style:text-properties officeooo:rsid="0013a0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Visão – Sistema de Gerenciamento de <text:span text:style-name="T2">Desenvolvimento de </text:span>Projetos</text:p>
      <text:p text:style-name="P2"/>
      <text:p text:style-name="P2"/>
      <text:p text:style-name="P2">O Sistema de <text:span text:style-name="T1">Co</text:span>ntrole de Projetos deve Propo<text:span text:style-name="T1">r</text:span>cionar ao desenvolvedor uma visão micro e macro do projeto onde o mesmo possa ser dividido em m<text:span text:style-name="T1">ó</text:span>dulos e subm<text:span text:style-name="T1">ó</text:span>dulos e cada modulo ou subm<text:span text:style-name="T1">ó</text:span>dulo possa ser dividido em pequenas Funções. Cadas função pode ter determinadas regras de ama<text:span text:style-name="T1">r</text:span>ração. As mesmas serão usadas na geração de documentação.</text:p>
      <text:p text:style-name="P3">O Sistema deve permitir a divisão de Participantes do projeto como controle de acesso.</text:p>
      <text:p text:style-name="P1"/>
      <text:p text:style-name="P1"/>
      <text:p text:style-name="P1"/>
      <text:p text:style-name="P5">Funç<text:span text:style-name="T3">õ</text:span>es do sistema</text:p>
      <text:p text:style-name="P5"/>
      <text:list xml:id="list4775829568138228544" text:style-name="L1">
        <text:list-item>
          <text:p text:style-name="P7">Modulo <text:span text:style-name="T4">Criação de Gerenciamento </text:span>de Projetos</text:p>
        </text:list-item>
        <text:list-item>
          <text:p text:style-name="P8">Modulo de Criação de Módulos <text:span text:style-name="T3">e Submódulos</text:span></text:p>
        </text:list-item>
        <text:list-item>
          <text:p text:style-name="P9">Módulo de Criação de Atividades</text:p>
        </text:list-item>
        <text:list-item>
          <text:p text:style-name="P10">Módulo de Criação de Regras de Negócio</text:p>
        </text:list-item>
      </text:list>
      <text:p text:style-name="P11"/>
      <text:p text:style-name="P11"/>
      <text:p text:style-name="P12">Modo de Funcionamento </text:p>
      <text:p text:style-name="P12"><text:tab/><text:span text:style-name="T5">modulo de Projetos</text:span></text:p>
      <text:p text:style-name="P12"><text:tab/><text:span text:style-name="T5">Pagina de Seleção de Projetos</text:span></text:p>
      <text:p text:style-name="P12"><text:tab/><text:span text:style-name="T5">Pagina de Criação de Projetos</text:span></text:p>
      <text:p text:style-name="P12"><text:tab/><text:span text:style-name="T5">Pagina de alteração de Projetos</text:span></text:p>
      <text:p text:style-name="P12"><text:tab/><text:span text:style-name="T6">Pagina de Gerenciamento de Projeto</text:span></text:p>
      <text:p text:style-name="P6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io </meta:initial-creator>
    <meta:creation-date>2014-03-07T18:47:12.657932287</meta:creation-date>
    <dc:date>2014-04-23T19:45:14.086984862</dc:date>
    <meta:editing-duration>PT42M2S</meta:editing-duration>
    <meta:editing-cycles>14</meta:editing-cycles>
    <meta:generator>LibreOffice/4.2.3.3$Linux_X86_64 LibreOffice_project/420m0$Build-3</meta:generator>
    <meta:document-statistic meta:table-count="0" meta:image-count="0" meta:object-count="0" meta:page-count="1" meta:paragraph-count="14" meta:word-count="136" meta:character-count="842" meta:non-whitespace-character-count="717"/>
  </office:meta>
</office:document-meta>
</file>